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2.0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use-window-font-color="true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999999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ce4"/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&quot;[&quot; &amp; [.B$12]&amp;&quot;, &quot; &amp; [.$A1] &amp; &quot;]&quot;" office:value-type="string" office:string-value="[0, 0]" calcext:value-type="string">
            <text:p>[0, 0]</text:p>
          </table:table-cell>
          <table:table-cell table:style-name="ce2" table:formula="of:=&quot;[&quot; &amp; [.C$12]&amp;&quot;, &quot; &amp; [.$A1] &amp; &quot;]&quot;" office:value-type="string" office:string-value="[1, 0]" calcext:value-type="string">
            <text:p>[1, 0]</text:p>
          </table:table-cell>
          <table:table-cell table:style-name="ce2" table:formula="of:=&quot;[&quot; &amp; [.D$12]&amp;&quot;, &quot; &amp; [.$A1] &amp; &quot;]&quot;" office:value-type="string" office:string-value="[2, 0]" calcext:value-type="string">
            <text:p>[2, 0]</text:p>
          </table:table-cell>
          <table:table-cell table:style-name="ce2" table:formula="of:=&quot;[&quot; &amp; [.E$12]&amp;&quot;, &quot; &amp; [.$A1] &amp; &quot;]&quot;" office:value-type="string" office:string-value="[3, 0]" calcext:value-type="string">
            <text:p>[3, 0]</text:p>
          </table:table-cell>
          <table:table-cell table:formula="of:=&quot;[&quot; &amp; [.F$12]&amp;&quot;, &quot; &amp; [.$A1] &amp; &quot;]&quot;" office:value-type="string" office:string-value="[4, 0]" calcext:value-type="string">
            <text:p>[4, 0]</text:p>
          </table:table-cell>
          <table:table-cell table:formula="of:=&quot;[&quot; &amp; [.G$12]&amp;&quot;, &quot; &amp; [.$A1] &amp; &quot;]&quot;" office:value-type="string" office:string-value="[5, 0]" calcext:value-type="string">
            <text:p>[5, 0]</text:p>
          </table:table-cell>
          <table:table-cell table:formula="of:=&quot;[&quot; &amp; [.H$12]&amp;&quot;, &quot; &amp; [.$A1] &amp; &quot;]&quot;" office:value-type="string" office:string-value="[6, 0]" calcext:value-type="string">
            <text:p>[6, 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&quot;[&quot; &amp; [.B$12]&amp;&quot;, &quot; &amp; [.$A2] &amp; &quot;]&quot;" office:value-type="string" office:string-value="[0, 1]" calcext:value-type="string">
            <text:p>[0, 1]</text:p>
          </table:table-cell>
          <table:table-cell table:style-name="ce2" table:formula="of:=&quot;[&quot; &amp; [.C$12]&amp;&quot;, &quot; &amp; [.$A2] &amp; &quot;]&quot;" office:value-type="string" office:string-value="[1, 1]" calcext:value-type="string">
            <text:p>[1, 1]</text:p>
          </table:table-cell>
          <table:table-cell table:style-name="ce2" table:formula="of:=&quot;[&quot; &amp; [.D$12]&amp;&quot;, &quot; &amp; [.$A2] &amp; &quot;]&quot;" office:value-type="string" office:string-value="[2, 1]" calcext:value-type="string">
            <text:p>[2, 1]</text:p>
          </table:table-cell>
          <table:table-cell table:style-name="ce2" table:formula="of:=&quot;[&quot; &amp; [.E$12]&amp;&quot;, &quot; &amp; [.$A2] &amp; &quot;]&quot;" office:value-type="string" office:string-value="[3, 1]" calcext:value-type="string">
            <text:p>[3, 1]</text:p>
          </table:table-cell>
          <table:table-cell table:formula="of:=&quot;[&quot; &amp; [.F$12]&amp;&quot;, &quot; &amp; [.$A2] &amp; &quot;]&quot;" office:value-type="string" office:string-value="[4, 1]" calcext:value-type="string">
            <text:p>[4, 1]</text:p>
          </table:table-cell>
          <table:table-cell table:formula="of:=&quot;[&quot; &amp; [.G$12]&amp;&quot;, &quot; &amp; [.$A2] &amp; &quot;]&quot;" office:value-type="string" office:string-value="[5, 1]" calcext:value-type="string">
            <text:p>[5, 1]</text:p>
          </table:table-cell>
          <table:table-cell table:formula="of:=&quot;[&quot; &amp; [.H$12]&amp;&quot;, &quot; &amp; [.$A2] &amp; &quot;]&quot;" office:value-type="string" office:string-value="[6, 1]" calcext:value-type="string">
            <text:p>[6, 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&quot;[&quot; &amp; [.B$12]&amp;&quot;, &quot; &amp; [.$A3] &amp; &quot;]&quot;" office:value-type="string" office:string-value="[0, 2]" calcext:value-type="string">
            <text:p>[0, 2]</text:p>
          </table:table-cell>
          <table:table-cell table:style-name="ce2" table:formula="of:=&quot;[&quot; &amp; [.C$12]&amp;&quot;, &quot; &amp; [.$A3] &amp; &quot;]&quot;" office:value-type="string" office:string-value="[1, 2]" calcext:value-type="string">
            <text:p>[1, 2]</text:p>
          </table:table-cell>
          <table:table-cell table:style-name="ce2" table:formula="of:=&quot;[&quot; &amp; [.D$12]&amp;&quot;, &quot; &amp; [.$A3] &amp; &quot;]&quot;" office:value-type="string" office:string-value="[2, 2]" calcext:value-type="string">
            <text:p>[2, 2]</text:p>
          </table:table-cell>
          <table:table-cell table:style-name="ce2" table:formula="of:=&quot;[&quot; &amp; [.E$12]&amp;&quot;, &quot; &amp; [.$A3] &amp; &quot;]&quot;" office:value-type="string" office:string-value="[3, 2]" calcext:value-type="string">
            <text:p>[3, 2]</text:p>
          </table:table-cell>
          <table:table-cell table:formula="of:=&quot;[&quot; &amp; [.F$12]&amp;&quot;, &quot; &amp; [.$A3] &amp; &quot;]&quot;" office:value-type="string" office:string-value="[4, 2]" calcext:value-type="string">
            <text:p>[4, 2]</text:p>
          </table:table-cell>
          <table:table-cell table:formula="of:=&quot;[&quot; &amp; [.G$12]&amp;&quot;, &quot; &amp; [.$A3] &amp; &quot;]&quot;" office:value-type="string" office:string-value="[5, 2]" calcext:value-type="string">
            <text:p>[5, 2]</text:p>
          </table:table-cell>
          <table:table-cell table:formula="of:=&quot;[&quot; &amp; [.H$12]&amp;&quot;, &quot; &amp; [.$A3] &amp; &quot;]&quot;" office:value-type="string" office:string-value="[6, 2]" calcext:value-type="string">
            <text:p>[6, 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&quot;[&quot; &amp; [.B$12]&amp;&quot;, &quot; &amp; [.$A4] &amp; &quot;]&quot;" office:value-type="string" office:string-value="[0, 3]" calcext:value-type="string">
            <text:p>[0, 3]</text:p>
          </table:table-cell>
          <table:table-cell table:style-name="ce2" table:formula="of:=&quot;[&quot; &amp; [.C$12]&amp;&quot;, &quot; &amp; [.$A4] &amp; &quot;]&quot;" office:value-type="string" office:string-value="[1, 3]" calcext:value-type="string">
            <text:p>[1, 3]</text:p>
          </table:table-cell>
          <table:table-cell table:style-name="ce2" table:formula="of:=&quot;[&quot; &amp; [.D$12]&amp;&quot;, &quot; &amp; [.$A4] &amp; &quot;]&quot;" office:value-type="string" office:string-value="[2, 3]" calcext:value-type="string">
            <text:p>[2, 3]</text:p>
          </table:table-cell>
          <table:table-cell table:style-name="ce2" table:formula="of:=&quot;[&quot; &amp; [.E$12]&amp;&quot;, &quot; &amp; [.$A4] &amp; &quot;]&quot;" office:value-type="string" office:string-value="[3, 3]" calcext:value-type="string">
            <text:p>[3, 3]</text:p>
          </table:table-cell>
          <table:table-cell table:formula="of:=&quot;[&quot; &amp; [.F$12]&amp;&quot;, &quot; &amp; [.$A4] &amp; &quot;]&quot;" office:value-type="string" office:string-value="[4, 3]" calcext:value-type="string">
            <text:p>[4, 3]</text:p>
          </table:table-cell>
          <table:table-cell table:formula="of:=&quot;[&quot; &amp; [.G$12]&amp;&quot;, &quot; &amp; [.$A4] &amp; &quot;]&quot;" office:value-type="string" office:string-value="[5, 3]" calcext:value-type="string">
            <text:p>[5, 3]</text:p>
          </table:table-cell>
          <table:table-cell table:formula="of:=&quot;[&quot; &amp; [.H$12]&amp;&quot;, &quot; &amp; [.$A4] &amp; &quot;]&quot;" office:value-type="string" office:string-value="[6, 3]" calcext:value-type="string">
            <text:p>[6, 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&quot;[&quot; &amp; [.B$12]&amp;&quot;, &quot; &amp; [.$A5] &amp; &quot;]&quot;" office:value-type="string" office:string-value="[0, 4]" calcext:value-type="string">
            <text:p>[0, 4]</text:p>
          </table:table-cell>
          <table:table-cell table:style-name="ce3" table:formula="of:=&quot;[&quot; &amp; [.C$12]&amp;&quot;, &quot; &amp; [.$A5] &amp; &quot;]&quot;" office:value-type="string" office:string-value="[1, 4]" calcext:value-type="string">
            <text:p>[1, 4]</text:p>
          </table:table-cell>
          <table:table-cell table:style-name="ce3" table:formula="of:=&quot;[&quot; &amp; [.D$12]&amp;&quot;, &quot; &amp; [.$A5] &amp; &quot;]&quot;" office:value-type="string" office:string-value="[2, 4]" calcext:value-type="string">
            <text:p>[2, 4]</text:p>
          </table:table-cell>
          <table:table-cell table:style-name="ce3" table:formula="of:=&quot;[&quot; &amp; [.E$12]&amp;&quot;, &quot; &amp; [.$A5] &amp; &quot;]&quot;" office:value-type="string" office:string-value="[3, 4]" calcext:value-type="string">
            <text:p>[3, 4]</text:p>
          </table:table-cell>
          <table:table-cell table:formula="of:=&quot;[&quot; &amp; [.F$12]&amp;&quot;, &quot; &amp; [.$A5] &amp; &quot;]&quot;" office:value-type="string" office:string-value="[4, 4]" calcext:value-type="string">
            <text:p>[4, 4]</text:p>
          </table:table-cell>
          <table:table-cell table:formula="of:=&quot;[&quot; &amp; [.G$12]&amp;&quot;, &quot; &amp; [.$A5] &amp; &quot;]&quot;" office:value-type="string" office:string-value="[5, 4]" calcext:value-type="string">
            <text:p>[5, 4]</text:p>
          </table:table-cell>
          <table:table-cell table:formula="of:=&quot;[&quot; &amp; [.H$12]&amp;&quot;, &quot; &amp; [.$A5] &amp; &quot;]&quot;" office:value-type="string" office:string-value="[6, 4]" calcext:value-type="string">
            <text:p>[6, 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&quot;[&quot; &amp; [.B$12]&amp;&quot;, &quot; &amp; [.$A6] &amp; &quot;]&quot;" office:value-type="string" office:string-value="[0, 5]" calcext:value-type="string">
            <text:p>[0, 5]</text:p>
          </table:table-cell>
          <table:table-cell table:formula="of:=&quot;[&quot; &amp; [.C$12]&amp;&quot;, &quot; &amp; [.$A6] &amp; &quot;]&quot;" office:value-type="string" office:string-value="[1, 5]" calcext:value-type="string">
            <text:p>[1, 5]</text:p>
          </table:table-cell>
          <table:table-cell table:formula="of:=&quot;[&quot; &amp; [.D$12]&amp;&quot;, &quot; &amp; [.$A6] &amp; &quot;]&quot;" office:value-type="string" office:string-value="[2, 5]" calcext:value-type="string">
            <text:p>[2, 5]</text:p>
          </table:table-cell>
          <table:table-cell table:formula="of:=&quot;[&quot; &amp; [.E$12]&amp;&quot;, &quot; &amp; [.$A6] &amp; &quot;]&quot;" office:value-type="string" office:string-value="[3, 5]" calcext:value-type="string">
            <text:p>[3, 5]</text:p>
          </table:table-cell>
          <table:table-cell table:formula="of:=&quot;[&quot; &amp; [.F$12]&amp;&quot;, &quot; &amp; [.$A6] &amp; &quot;]&quot;" office:value-type="string" office:string-value="[4, 5]" calcext:value-type="string">
            <text:p>[4, 5]</text:p>
          </table:table-cell>
          <table:table-cell table:formula="of:=&quot;[&quot; &amp; [.G$12]&amp;&quot;, &quot; &amp; [.$A6] &amp; &quot;]&quot;" office:value-type="string" office:string-value="[5, 5]" calcext:value-type="string">
            <text:p>[5, 5]</text:p>
          </table:table-cell>
          <table:table-cell table:formula="of:=&quot;[&quot; &amp; [.H$12]&amp;&quot;, &quot; &amp; [.$A6] &amp; &quot;]&quot;" office:value-type="string" office:string-value="[6, 5]" calcext:value-type="string">
            <text:p>[6, 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&quot;[&quot; &amp; [.B$12]&amp;&quot;, &quot; &amp; [.$A7] &amp; &quot;]&quot;" office:value-type="string" office:string-value="[0, 6]" calcext:value-type="string">
            <text:p>[0, 6]</text:p>
          </table:table-cell>
          <table:table-cell table:formula="of:=&quot;[&quot; &amp; [.C$12]&amp;&quot;, &quot; &amp; [.$A7] &amp; &quot;]&quot;" office:value-type="string" office:string-value="[1, 6]" calcext:value-type="string">
            <text:p>[1, 6]</text:p>
          </table:table-cell>
          <table:table-cell table:formula="of:=&quot;[&quot; &amp; [.D$12]&amp;&quot;, &quot; &amp; [.$A7] &amp; &quot;]&quot;" office:value-type="string" office:string-value="[2, 6]" calcext:value-type="string">
            <text:p>[2, 6]</text:p>
          </table:table-cell>
          <table:table-cell table:formula="of:=&quot;[&quot; &amp; [.E$12]&amp;&quot;, &quot; &amp; [.$A7] &amp; &quot;]&quot;" office:value-type="string" office:string-value="[3, 6]" calcext:value-type="string">
            <text:p>[3, 6]</text:p>
          </table:table-cell>
          <table:table-cell table:formula="of:=&quot;[&quot; &amp; [.F$12]&amp;&quot;, &quot; &amp; [.$A7] &amp; &quot;]&quot;" office:value-type="string" office:string-value="[4, 6]" calcext:value-type="string">
            <text:p>[4, 6]</text:p>
          </table:table-cell>
          <table:table-cell table:formula="of:=&quot;[&quot; &amp; [.G$12]&amp;&quot;, &quot; &amp; [.$A7] &amp; &quot;]&quot;" office:value-type="string" office:string-value="[5, 6]" calcext:value-type="string">
            <text:p>[5, 6]</text:p>
          </table:table-cell>
          <table:table-cell table:formula="of:=&quot;[&quot; &amp; [.H$12]&amp;&quot;, &quot; &amp; [.$A7] &amp; &quot;]&quot;" office:value-type="string" office:string-value="[6, 6]" calcext:value-type="string">
            <text:p>[6, 6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&quot;[&quot; &amp; [.B$12]&amp;&quot;, &quot; &amp; [.$A8] &amp; &quot;]&quot;" office:value-type="string" office:string-value="[0, 7]" calcext:value-type="string">
            <text:p>[0, 7]</text:p>
          </table:table-cell>
          <table:table-cell table:formula="of:=&quot;[&quot; &amp; [.C$12]&amp;&quot;, &quot; &amp; [.$A8] &amp; &quot;]&quot;" office:value-type="string" office:string-value="[1, 7]" calcext:value-type="string">
            <text:p>[1, 7]</text:p>
          </table:table-cell>
          <table:table-cell table:formula="of:=&quot;[&quot; &amp; [.D$12]&amp;&quot;, &quot; &amp; [.$A8] &amp; &quot;]&quot;" office:value-type="string" office:string-value="[2, 7]" calcext:value-type="string">
            <text:p>[2, 7]</text:p>
          </table:table-cell>
          <table:table-cell table:formula="of:=&quot;[&quot; &amp; [.E$12]&amp;&quot;, &quot; &amp; [.$A8] &amp; &quot;]&quot;" office:value-type="string" office:string-value="[3, 7]" calcext:value-type="string">
            <text:p>[3, 7]</text:p>
          </table:table-cell>
          <table:table-cell table:formula="of:=&quot;[&quot; &amp; [.F$12]&amp;&quot;, &quot; &amp; [.$A8] &amp; &quot;]&quot;" office:value-type="string" office:string-value="[4, 7]" calcext:value-type="string">
            <text:p>[4, 7]</text:p>
          </table:table-cell>
          <table:table-cell table:formula="of:=&quot;[&quot; &amp; [.G$12]&amp;&quot;, &quot; &amp; [.$A8] &amp; &quot;]&quot;" office:value-type="string" office:string-value="[5, 7]" calcext:value-type="string">
            <text:p>[5, 7]</text:p>
          </table:table-cell>
          <table:table-cell table:formula="of:=&quot;[&quot; &amp; [.H$12]&amp;&quot;, &quot; &amp; [.$A8] &amp; &quot;]&quot;" office:value-type="string" office:string-value="[6, 7]" calcext:value-type="string">
            <text:p>[6, 7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&quot;[&quot; &amp; [.B$12]&amp;&quot;, &quot; &amp; [.$A9] &amp; &quot;]&quot;" office:value-type="string" office:string-value="[0, 8]" calcext:value-type="string">
            <text:p>[0, 8]</text:p>
          </table:table-cell>
          <table:table-cell table:formula="of:=&quot;[&quot; &amp; [.C$12]&amp;&quot;, &quot; &amp; [.$A9] &amp; &quot;]&quot;" office:value-type="string" office:string-value="[1, 8]" calcext:value-type="string">
            <text:p>[1, 8]</text:p>
          </table:table-cell>
          <table:table-cell table:formula="of:=&quot;[&quot; &amp; [.D$12]&amp;&quot;, &quot; &amp; [.$A9] &amp; &quot;]&quot;" office:value-type="string" office:string-value="[2, 8]" calcext:value-type="string">
            <text:p>[2, 8]</text:p>
          </table:table-cell>
          <table:table-cell table:formula="of:=&quot;[&quot; &amp; [.E$12]&amp;&quot;, &quot; &amp; [.$A9] &amp; &quot;]&quot;" office:value-type="string" office:string-value="[3, 8]" calcext:value-type="string">
            <text:p>[3, 8]</text:p>
          </table:table-cell>
          <table:table-cell table:formula="of:=&quot;[&quot; &amp; [.F$12]&amp;&quot;, &quot; &amp; [.$A9] &amp; &quot;]&quot;" office:value-type="string" office:string-value="[4, 8]" calcext:value-type="string">
            <text:p>[4, 8]</text:p>
          </table:table-cell>
          <table:table-cell table:formula="of:=&quot;[&quot; &amp; [.G$12]&amp;&quot;, &quot; &amp; [.$A9] &amp; &quot;]&quot;" office:value-type="string" office:string-value="[5, 8]" calcext:value-type="string">
            <text:p>[5, 8]</text:p>
          </table:table-cell>
          <table:table-cell table:formula="of:=&quot;[&quot; &amp; [.H$12]&amp;&quot;, &quot; &amp; [.$A9] &amp; &quot;]&quot;" office:value-type="string" office:string-value="[6, 8]" calcext:value-type="string">
            <text:p>[6, 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&quot;[&quot; &amp; [.B$12]&amp;&quot;, &quot; &amp; [.$A10] &amp; &quot;]&quot;" office:value-type="string" office:string-value="[0, 9]" calcext:value-type="string">
            <text:p>[0, 9]</text:p>
          </table:table-cell>
          <table:table-cell table:formula="of:=&quot;[&quot; &amp; [.C$12]&amp;&quot;, &quot; &amp; [.$A10] &amp; &quot;]&quot;" office:value-type="string" office:string-value="[1, 9]" calcext:value-type="string">
            <text:p>[1, 9]</text:p>
          </table:table-cell>
          <table:table-cell table:formula="of:=&quot;[&quot; &amp; [.D$12]&amp;&quot;, &quot; &amp; [.$A10] &amp; &quot;]&quot;" office:value-type="string" office:string-value="[2, 9]" calcext:value-type="string">
            <text:p>[2, 9]</text:p>
          </table:table-cell>
          <table:table-cell table:formula="of:=&quot;[&quot; &amp; [.E$12]&amp;&quot;, &quot; &amp; [.$A10] &amp; &quot;]&quot;" office:value-type="string" office:string-value="[3, 9]" calcext:value-type="string">
            <text:p>[3, 9]</text:p>
          </table:table-cell>
          <table:table-cell table:formula="of:=&quot;[&quot; &amp; [.F$12]&amp;&quot;, &quot; &amp; [.$A10] &amp; &quot;]&quot;" office:value-type="string" office:string-value="[4, 9]" calcext:value-type="string">
            <text:p>[4, 9]</text:p>
          </table:table-cell>
          <table:table-cell table:formula="of:=&quot;[&quot; &amp; [.G$12]&amp;&quot;, &quot; &amp; [.$A10] &amp; &quot;]&quot;" office:value-type="string" office:string-value="[5, 9]" calcext:value-type="string">
            <text:p>[5, 9]</text:p>
          </table:table-cell>
          <table:table-cell table:formula="of:=&quot;[&quot; &amp; [.H$12]&amp;&quot;, &quot; &amp; [.$A10] &amp; &quot;]&quot;" office:value-type="string" office:string-value="[6, 9]" calcext:value-type="string">
            <text:p>[6, 9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&quot;[&quot; &amp; [.B$12]&amp;&quot;, &quot; &amp; [.$A11] &amp; &quot;]&quot;" office:value-type="string" office:string-value="[0, 10]" calcext:value-type="string">
            <text:p>[0, 10]</text:p>
          </table:table-cell>
          <table:table-cell table:formula="of:=&quot;[&quot; &amp; [.C$12]&amp;&quot;, &quot; &amp; [.$A11] &amp; &quot;]&quot;" office:value-type="string" office:string-value="[1, 10]" calcext:value-type="string">
            <text:p>[1, 10]</text:p>
          </table:table-cell>
          <table:table-cell table:formula="of:=&quot;[&quot; &amp; [.D$12]&amp;&quot;, &quot; &amp; [.$A11] &amp; &quot;]&quot;" office:value-type="string" office:string-value="[2, 10]" calcext:value-type="string">
            <text:p>[2, 10]</text:p>
          </table:table-cell>
          <table:table-cell table:formula="of:=&quot;[&quot; &amp; [.E$12]&amp;&quot;, &quot; &amp; [.$A11] &amp; &quot;]&quot;" office:value-type="string" office:string-value="[3, 10]" calcext:value-type="string">
            <text:p>[3, 10]</text:p>
          </table:table-cell>
          <table:table-cell table:formula="of:=&quot;[&quot; &amp; [.F$12]&amp;&quot;, &quot; &amp; [.$A11] &amp; &quot;]&quot;" office:value-type="string" office:string-value="[4, 10]" calcext:value-type="string">
            <text:p>[4, 10]</text:p>
          </table:table-cell>
          <table:table-cell table:formula="of:=&quot;[&quot; &amp; [.G$12]&amp;&quot;, &quot; &amp; [.$A11] &amp; &quot;]&quot;" office:value-type="string" office:string-value="[5, 10]" calcext:value-type="string">
            <text:p>[5, 10]</text:p>
          </table:table-cell>
          <table:table-cell table:formula="of:=&quot;[&quot; &amp; [.H$12]&amp;&quot;, &quot; &amp; [.$A11] &amp; &quot;]&quot;" office:value-type="string" office:string-value="[6, 10]" calcext:value-type="string">
            <text:p>[6, 10]</text:p>
          </table:table-cell>
        </table:table-row>
        <table:table-row table:style-name="ro2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1:23:18.117064938</meta:creation-date>
    <dc:date>2015-07-07T22:56:48.867886868</dc:date>
    <meta:editing-duration>PT33M7S</meta:editing-duration>
    <meta:editing-cycles>8</meta:editing-cycles>
    <meta:generator>LibreOffice/4.4.2.2$Linux_x86 LibreOffice_project/40m0$Build-2</meta:generator>
    <meta:document-statistic meta:table-count="1" meta:cell-count="95" meta:object-count="0"/>
  </office:meta>
</office:document-meta>
</file>